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MS Mincho" svg:font-family="'MS Mincho'"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pitch="variable"/>
  </office:font-face-decls>
  <office:automatic-styles>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98e12"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margin-left="0in" fo:margin-right="0in" fo:margin-top="0in" fo:margin-bottom="0in" style:contextual-spacing="false" fo:text-indent="0in"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6" style:family="paragraph" style:parent-style-name="Standard">
      <style:text-properties style:font-name="Arial" fo:font-size="10pt" fo:font-weight="bold" style:font-size-asian="10pt" style:font-weight-asian="bold" style:font-size-complex="10pt" style:font-weight-complex="bold"/>
    </style:style>
    <style:style style:name="P7" style:family="paragraph" style:parent-style-name="Standard">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9" style:family="paragraph" style:parent-style-name="Standard">
      <style:text-properties style:font-name="Courier New" fo:font-size="14pt" fo:font-weight="bold" style:font-size-asian="14pt" style:font-weight-asian="bold" style:font-size-complex="14pt" style:font-weight-complex="bold"/>
    </style:style>
    <style:style style:name="P10" style:family="paragraph" style:parent-style-name="Standard">
      <style:text-properties style:font-name="Courier New" fo:font-size="10pt" fo:font-weight="normal" style:font-size-asian="10pt" style:font-weight-asian="normal" style:font-size-complex="10pt" style:font-weight-complex="normal"/>
    </style:style>
    <style:style style:name="P11" style:family="paragraph" style:parent-style-name="Table_20_Contents">
      <style:text-properties style:font-name="Courier New" fo:font-size="10pt" fo:font-weight="normal" style:font-size-asian="10pt" style:font-weight-asian="normal" style:font-size-complex="10pt" style:font-weight-complex="normal"/>
    </style:style>
    <style:style style:name="P12" style:family="paragraph" style:parent-style-name="Table_20_Contents">
      <style:text-properties style:font-name="Courier New" fo:font-size="10pt" style:font-size-asian="10pt" style:font-size-complex="10pt"/>
    </style:style>
    <style:style style:name="P13" style:family="paragraph" style:parent-style-name="Table_20_Contents">
      <style:text-properties style:font-name="Courier New" fo:font-size="10pt" style:font-name-asian="Arial" style:font-size-asian="10pt" style:font-name-complex="Arial" style:font-size-complex="10pt"/>
    </style:style>
    <style:style style:name="P14"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font-name="Courier New" fo:font-size="10pt" style:font-size-asian="10pt" style:font-size-complex="10pt"/>
    </style:style>
    <style:style style:name="P16"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7" style:family="paragraph" style:parent-style-name="Standard">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8" style:family="paragraph" style:parent-style-name="Standard">
      <style:paragraph-properties fo:margin-left="0in" fo:margin-right="0in" fo:margin-top="0in" fo:margin-bottom="0in" style:contextual-spacing="false" fo:text-indent="0in" style:auto-text-indent="false" fo:break-before="page" style:text-autospace="none">
        <style:tab-stops/>
      </style:paragraph-properties>
      <style:text-properties fo:color="#000000" loext:opacity="100%" style:text-outline="false" style:text-line-through-style="none" style:text-line-through-typ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19"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20" style:family="paragraph" style:parent-style-name="Standard" style:list-style-name="L3">
      <style:text-properties style:font-name="Arial" fo:font-size="10pt" fo:font-weight="normal" style:font-size-asian="10pt" style:font-weight-asian="normal" style:font-size-complex="10pt" style:font-weight-complex="normal"/>
    </style:style>
    <style:style style:name="P21" style:family="paragraph" style:parent-style-name="Standard" style:list-style-name="L2">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2" style:family="paragraph">
      <style:paragraph-properties fo:text-align="center"/>
    </style:style>
    <style:style style:name="P23" style:family="paragraph">
      <loext:graphic-properties draw:opacity="0%"/>
      <style:paragraph-properties fo:text-align="center"/>
      <style:text-properties style:font-name="Arial" fo:font-weight="bold" style:font-weight-asian="bold" style:font-weight-complex="bold"/>
    </style:style>
    <style:style style:name="T1" style:family="text">
      <style:text-properties officeooo:rsid="000b108e"/>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0ea125" style:font-size-asian="16pt" style:font-weight-asian="bold" style:font-size-complex="16pt" style:font-weight-complex="bold"/>
    </style:style>
    <style:style style:name="T5" style:family="text">
      <style:text-properties style:font-name="Courier New"/>
    </style:style>
    <style:style style:name="T6" style:family="text">
      <style:text-properties style:text-outline="false" style:text-line-through-style="none" style:text-line-through-type="none"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7" style:family="text">
      <style:text-properties style:text-outline="false" style:text-line-through-style="none" style:text-line-through-type="none" fo:font-style="normal" fo:text-shadow="none" style:text-underline-style="none" fo:font-weight="bold" style:font-name-asian="Courier New" style:font-style-asian="normal" style:font-weight-asian="bold" style:font-name-complex="Courier New" style:font-style-complex="normal" style:font-weight-complex="bold"/>
    </style:style>
    <style:style style:name="T8" style:family="text">
      <style:text-properties style:text-line-through-style="solid" style:text-line-through-type="double" fo:font-weight="bold" style:font-weight-asian="bold" style:font-weight-complex="bold"/>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color="#000000" loext:opacity="100%" style:text-outline="false" style:text-line-through-style="none" style:text-line-through-type="none" fo:font-style="normal" fo:text-shadow="none" style:text-underline-style="none" style:font-name-asian="Arial" style:font-style-asian="normal" style:font-name-complex="Arial" style:font-style-complex="normal"/>
    </style:style>
    <style:style style:name="T11" style:family="text">
      <style:text-properties style:text-position="super 58%" style:font-name="Courier New1"/>
    </style:style>
    <style:style style:name="T12" style:family="text">
      <style:text-properties officeooo:rsid="000cb593"/>
    </style:style>
    <style:style style:name="T13" style:family="text">
      <style:text-properties officeooo:rsid="000ea125"/>
    </style:style>
    <style:style style:name="T14" style:family="text">
      <style:text-properties officeooo:rsid="001094f6"/>
    </style:style>
    <style:style style:name="T15" style:family="text">
      <style:text-properties officeooo:rsid="0012674d"/>
    </style:style>
    <style:style style:name="T16" style:family="text">
      <style:text-properties style:font-name="Arial" fo:font-weight="bold" style:font-weight-asian="bold" style:font-weight-complex="bol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5. Constants</text:p>
      <text:p text:style-name="P3"/>
      <text:p text:style-name="P3"/>
      <text:p text:style-name="P6">Objectives</text:p>
      <text:list text:style-name="L1">
        <text:list-item>
          <text:p text:style-name="P19">Choose appropriate names for constants.</text:p>
        </text:list-item>
        <text:list-item>
          <text:p text:style-name="P19">Declare constants</text:p>
        </text:list-item>
        <text:list-item>
          <text:p text:style-name="P19">Use constants in expressions</text:p>
        </text:list-item>
      </text:list>
      <text:p text:style-name="P3"/>
      <text:p text:style-name="P3">This is a pretty short section. We want to talk about constants. A constant is just a variable whose value cannot be changed once it's initialized.</text:p>
      <text:p text:style-name="P3"/>
      <text:p text:style-name="P8">Constants</text:p>
      <text:p text:style-name="P3"/>
      <text:p text:style-name="P3">A <text:span text:style-name="T3">constant</text:span> is just a variable whose <text:span text:style-name="T3">value cannot change</text:span>. </text:p>
      <text:p text:style-name="P6"/>
      <text:p text:style-name="P7">A constant must be initialized.</text:p>
      <text:p text:style-name="P6"/>
      <text:p text:style-name="P3">This example will show you how to create constant:</text:p>
      <table:table table:name="Table22" table:style-name="Table22">
        <table:table-column table:style-name="Table22.A"/>
        <table:table-header-rows>
          <table:table-row>
            <table:table-cell table:style-name="Table22.A1" office:value-type="string">
              <text:p text:style-name="P11">const double PI = 3.14159;</text:p>
            </table:table-cell>
          </table:table-row>
        </table:table-header-rows>
      </table:table>
      <text:p text:style-name="P3"/>
      <text:p text:style-name="P3"/>
      <text:p text:style-name="P3"><text:span text:style-name="T2">Exercise.</text:span> What if we don't initialize but assign after declaration? Does it work?</text:p>
      <table:table table:name="Table3" table:style-name="Table3">
        <table:table-column table:style-name="Table3.A"/>
        <table:table-header-rows>
          <table:table-row>
            <table:table-cell table:style-name="Table3.A1" office:value-type="string">
              <text:p text:style-name="P11">const double PI;</text:p>
              <text:p text:style-name="P11">PI = 3.14159;</text:p>
            </table:table-cell>
          </table:table-row>
        </table:table-header-rows>
      </table:table>
      <text:p text:style-name="P3"/>
      <text:p text:style-name="P3"/>
      <text:p text:style-name="P3"><text:span text:style-name="T2">Exercise.</text:span> What if we assign after the initialization? Does it work?</text:p>
      <table:table table:name="Table2" table:style-name="Table2">
        <table:table-column table:style-name="Table2.A"/>
        <table:table-header-rows>
          <table:table-row>
            <table:table-cell table:style-name="Table2.A1" office:value-type="string">
              <text:p text:style-name="P11">const double PI = 3.14159;</text:p>
              <text:p text:style-name="P11">PI = 3.14159265;</text:p>
            </table:table-cell>
          </table:table-row>
        </table:table-header-rows>
      </table:table>
      <text:p text:style-name="P3"/>
      <text:p text:style-name="P3"/>
      <text:p text:style-name="P3">The format for the declaration of a constant in C++ looks like this:</text:p>
      <text:p text:style-name="P3"/>
      <text:p text:style-name="P9"><text:tab/>const [type] [var name] = [value];</text:p>
      <text:p text:style-name="P3"/>
      <text:p text:style-name="P3">Of course the <text:span text:style-name="T5">[value]</text:span> can be an expression that can evaluate to a value. The expression must be a <text:span text:style-name="T3">constant expression</text:span>. This means that the expression cannot have a nonconstant variable. Try these example:</text:p>
      <text:p text:style-name="P6"/>
      <text:p text:style-name="P6"/>
      <text:p text:style-name="P3"><text:span text:style-name="T2">Exercise.</text:span> Try this:</text:p>
      <table:table table:name="Table4" table:style-name="Table4">
        <table:table-column table:style-name="Table4.A"/>
        <table:table-header-rows>
          <table:table-row>
            <table:table-cell table:style-name="Table4.A1" office:value-type="string">
              <text:p text:style-name="P11">const int a = 1;</text:p>
              <text:p text:style-name="P11">const int b = a;</text:p>
              <text:p text:style-name="P11">const int c = a + 2 * b + 3;</text:p>
              <text:p text:style-name="P11">std::cout &lt;&lt; a &lt;&lt; ' ' &lt;&lt; b &lt;&lt; ' ' &lt;&lt; c &lt;&lt; '\n';</text:p>
            </table:table-cell>
          </table:table-row>
        </table:table-header-rows>
      </table:table>
      <text:p text:style-name="P3"/>
      <text:p text:style-name="P3"/>
      <text:p text:style-name="P3"><text:span text:style-name="T2">Exercise.</text:span> Now try this:</text:p>
      <table:table table:name="Table5" table:style-name="Table5">
        <table:table-column table:style-name="Table5.A"/>
        <table:table-header-rows>
          <table:table-row>
            <table:table-cell table:style-name="Table5.A1" office:value-type="string">
              <text:p text:style-name="P11">int a = 1;</text:p>
              <text:p text:style-name="P11">const int b = a;</text:p>
            </table:table-cell>
          </table:table-row>
        </table:table-header-rows>
      </table:table>
      <text:p text:style-name="P3"/>
      <text:p text:style-name="P3"/>
      <text:p text:style-name="P3">The standard practice for naming constants is that you use uppercase letters and you separate words in the variable name with the underscore. Here are some examples:</text:p>
      <table:table table:name="Table12" table:style-name="Table12">
        <table:table-column table:style-name="Table12.A"/>
        <table:table-row>
          <table:table-cell table:style-name="Table12.A1" office:value-type="string">
            <text:p text:style-name="P10">const double MAX = 41.41;</text:p>
            <text:p text:style-name="P10"><text:soft-page-break/>const double MAX_POWER = 123.41;</text:p>
            <text:p text:style-name="P10">const int MAX_LIVES = 3;</text:p>
            <text:p text:style-name="P10">const int MONTHS_PER_YEAR = 12;</text:p>
            <text:p text:style-name="P10">const int HOURS_PER_WEEK = 40;</text:p>
          </table:table-cell>
        </table:table-row>
      </table:table>
      <text:p text:style-name="P10"/>
      <text:p text:style-name="P3">The only exception is when you're writing scientific applications where there are lots of constants and their names have already been standardized for a long time. Remember that a programmer always strives to write code that's easy to read. For instance </text:p>
      <text:p text:style-name="P3"/>
      <table:table table:name="Table9" table:style-name="Table9">
        <table:table-column table:style-name="Table9.A"/>
        <table:table-row>
          <table:table-cell table:style-name="Table9.A1" office:value-type="string">
            <text:p text:style-name="P12">const double e = 2.718; // GOOD</text:p>
          </table:table-cell>
        </table:table-row>
      </table:table>
      <text:p text:style-name="P3"/>
      <text:p text:style-name="P3">and not</text:p>
      <text:p text:style-name="P3"/>
      <table:table table:name="Table10" table:style-name="Table10">
        <table:table-column table:style-name="Table10.A"/>
        <table:table-row>
          <table:table-cell table:style-name="Table10.A1" office:value-type="string">
            <text:p text:style-name="P12">const double E = 2.718; // BAD, BAD, BAD!!!</text:p>
          </table:table-cell>
        </table:table-row>
      </table:table>
      <text:p text:style-name="P3"/>
      <text:p text:style-name="P3">Remember that a constant is a variable. Therefore you can print it and you can use all the relevant operators on it. The only operators you cannot use are those that attempt to change the value of the constant (I've already mentioned that you cannot use the assignment after <text:span text:style-name="T13">a constant has been </text:span>initialized.)</text:p>
      <text:p text:style-name="P3"/>
      <text:p text:style-name="P3"/>
      <text:p text:style-name="P3"><text:span text:style-name="T2">Exercise.</text:span> <text:s/>Does this work?</text:p>
      <table:table table:name="Table16" table:style-name="Table16">
        <table:table-column table:style-name="Table16.A"/>
        <table:table-header-rows>
          <table:table-row>
            <table:table-cell table:style-name="Table16.A1" office:value-type="string">
              <text:p text:style-name="P11">const double x = 1.2345;</text:p>
              <text:p text:style-name="P11">std::cin &gt;&gt; x;</text:p>
            </table:table-cell>
          </table:table-row>
        </table:table-header-rows>
      </table:table>
      <text:p text:style-name="P3">(Duh)</text:p>
      <text:p text:style-name="P8">Why Constants?</text:p>
      <text:p text:style-name="P7"/>
      <text:p text:style-name="P3">Let's say you work in a company where the boss wants a program to compute the annual salary of <text:span text:style-name="T12">an</text:span> employee. First run this program:</text:p>
      <text:p text:style-name="P3"/>
      <table:table table:name="Table20" table:style-name="Table20">
        <table:table-column table:style-name="Table20.A"/>
        <table:table-row>
          <table:table-cell table:style-name="Table20.A1" office:value-type="string">
            <text:p text:style-name="P14">int monthly_salary;</text:p>
            <text:p text:style-name="P14">std::cout &lt;&lt; "Enter salary per month: ";</text:p>
            <text:p text:style-name="P14">std::cin &gt;&gt; monthly_salary;</text:p>
            <text:p text:style-name="P14">std::cout &lt;&lt; "In 12 months the employee earn<text:span text:style-name="T15">s</text:span> $" </text:p>
            <text:p text:style-name="P14"><text:s text:c="10"/>&lt;&lt; monthly_salary * 12 &lt;&lt; std::endl;</text:p>
          </table:table-cell>
        </table:table-row>
      </table:table>
      <text:p text:style-name="P3"/>
      <text:p text:style-name="P3">Now suppose the boss decided to have 11 paid months. (Yes, he's a slave driver.) Modify the program. Run your program and make sure it works. </text:p>
      <text:p text:style-name="P3"/>
      <text:p text:style-name="P3">But he changed his mind. He's going to pay 10 months of salary. Change the program. (Grrrrr...) Make sure it works.</text:p>
      <text:p text:style-name="P3"/>
      <text:p text:style-name="P3">Now I want you to modify your program to get this:</text:p>
      <table:table table:name="Table1" table:style-name="Table1">
        <table:table-column table:style-name="Table1.A"/>
        <table:table-row>
          <table:table-cell table:style-name="Table1.A1" office:value-type="string">
            <text:p text:style-name="P14"><text:span text:style-name="T2">const int PAID_MTHS_PER_YR = 10</text:span>;</text:p>
            <text:p text:style-name="P14"/>
            <text:p text:style-name="P14">int monthly_salary;</text:p>
            <text:p text:style-name="P14">std::cout &lt;&lt; "Enter salary per month: ";</text:p>
            <text:p text:style-name="P14">std::cin &gt;&gt; monthly_salary;</text:p>
            <text:p text:style-name="P14">std::cout &lt;&lt; "In " &lt;&lt; <text:span text:style-name="T2">PAID_MTHS_PER_YR</text:span> </text:p>
            <text:p text:style-name="P14"><text:s text:c="10"/>&lt;&lt; " months the employee earn $" </text:p>
            <text:p text:style-name="P15"><text:span text:style-name="T6"><text:s text:c="10"/>&lt;&lt; monthly_salary * </text:span><text:span text:style-name="T7">PAID_MTHS_PER_YR </text:span></text:p>
            <text:p text:style-name="P15"><text:span text:style-name="T7"><text:s text:c="10"/>&lt;&lt; </text:span><text:span text:style-name="T6">'\n';</text:span></text:p>
          </table:table-cell>
        </table:table-row>
      </table:table>
      <text:p text:style-name="P3"/>
      <text:p text:style-name="P4">After a few days, your boss felt real bad. He decided to pay everyone 12 months. Change your program accordingly.</text:p>
      <text:p text:style-name="P16"/>
      <text:p text:style-name="P16">There are at least two reasons why we use constants:</text:p>
      <text:p text:style-name="P16"/>
      <text:p text:style-name="P4">Constants give <text:span text:style-name="T3">meaningful names to values so that the code is more readable</text:span>. Plain-jane values have no meanings. They are just values. Constants make C++ code easier to read. For instance this is easier to comprehend:</text:p>
      <table:table table:name="Table17" table:style-name="Table17">
        <table:table-column table:style-name="Table17.A"/>
        <table:table-row>
          <table:table-cell table:style-name="Table17.A1" office:value-type="string">
            <text:p text:style-name="P14">std::cout &lt;&lt; pi * r * r &lt;&lt; std::endl;</text:p>
          </table:table-cell>
        </table:table-row>
      </table:table>
      <text:p text:style-name="P5">than this:</text:p>
      <table:table table:name="Table18" table:style-name="Table18">
        <table:table-column table:style-name="Table18.A"/>
        <table:table-row>
          <table:table-cell table:style-name="Table18.A1" office:value-type="string">
            <text:p text:style-name="P14">std::cout &lt;&lt; 3.1415926535897 * r * r &lt;&lt; std::endl;</text:p>
          </table:table-cell>
        </table:table-row>
      </table:table>
      <text:p text:style-name="P17"/>
      <text:p text:style-name="P16">If the constant value needs to be changed, just change at one spot - in the declaration of the constant. Therefore using <text:span text:style-name="T3">constants make code easier to maintain in the event of changes.</text:span></text:p>
      <text:p text:style-name="P16"/>
      <text:p text:style-name="P4"><text:span text:style-name="T10">Of course you can create variables for the above two reasons too like </text:span><text:soft-page-break/><text:span text:style-name="T10">this:</text:span></text:p>
      <table:table table:name="Table6" table:style-name="Table6">
        <table:table-column table:style-name="Table6.A"/>
        <table:table-row>
          <table:table-cell table:style-name="Table6.A1" office:value-type="string">
            <text:p text:style-name="P14"><text:span text:style-name="T8">const</text:span><text:span text:style-name="T2"> int PAID_MTHS_PER_YR = 10</text:span>;</text:p>
            <text:p text:style-name="P14"/>
            <text:p text:style-name="P14">int monthly_salary;</text:p>
            <text:p text:style-name="P14">std::cout &lt;&lt; "Enter salary per month: ";</text:p>
            <text:p text:style-name="P14">std::cin &gt;&gt; monthly_salary;</text:p>
            <text:p text:style-name="P14">std::cout &lt;&lt; "In " &lt;&lt; PAID_MTHS_PER_YR </text:p>
            <text:p text:style-name="P14"><text:s text:c="10"/>&lt;&lt; " months the employee earn $" </text:p>
            <text:p text:style-name="P14"><text:s text:c="10"/>&lt;&lt; monthly_salary * PAID_MTHS_PER_YR </text:p>
            <text:p text:style-name="P14"><text:s text:c="10"/>&lt;&lt; std::endl;</text:p>
          </table:table-cell>
        </table:table-row>
      </table:table>
      <text:p text:style-name="P17">i.e., <text:span text:style-name="T5">PAID_MTHS_PER_YR</text:span> is not a constant.</text:p>
      <text:p text:style-name="P17"/>
      <text:p text:style-name="P16">Why do we want the value of the constant variable not to change? It's a safety measure. If one day you (or your colleague) accidentally assign a value to a constant, C++ will yell at you (or your colleague). Therefore <text:span text:style-name="T3">constants prevent accidental changes to </text:span><text:span text:style-name="T4">the </text:span><text:span text:style-name="T3">value of a variable that should not be modified</text:span>.</text:p>
      <text:p text:style-name="P16"/>
      <text:p text:style-name="P16">Writing values directly into the code instead of using constants is called “hard-coding constants”.</text:p>
      <text:p text:style-name="P16"/>
      <text:p text:style-name="P16">Of course you only create constants to make a program easier to read and maintain. You don't create constants for every single value that can appear in your program! For instance don't change the following program:</text:p>
      <table:table table:name="Table8" table:style-name="Table8">
        <table:table-column table:style-name="Table8.A"/>
        <table:table-row>
          <table:table-cell table:style-name="Table8.A1" office:value-type="string">
            <text:p text:style-name="P13">std::cout &lt;&lt; "triangle area:" </text:p>
            <text:p text:style-name="P13"><text:s text:c="10"/>&lt;&lt; 0.5 * base * height &lt;&lt; '\n';</text:p>
          </table:table-cell>
        </table:table-row>
      </table:table>
      <text:p text:style-name="P16">to this:</text:p>
      <table:table table:name="Table11" table:style-name="Table11">
        <table:table-column table:style-name="Table11.A"/>
        <table:table-row>
          <table:table-cell table:style-name="Table11.A1" office:value-type="string">
            <text:p text:style-name="P13">const double HALF = 0.5; <text:s text:c="6"/>// a silly constant!!!</text:p>
            <text:p text:style-name="P13">std::cout &lt;&lt; "triangle area:" </text:p>
            <text:p text:style-name="P13"><text:s text:c="10"/>&lt;&lt; HALF * base * height &lt;&lt; '\n';</text:p>
          </table:table-cell>
        </table:table-row>
      </table:table>
      <text:p text:style-name="P16">This doesn't help! “Half” <text:span text:style-name="T9">is</text:span> 0.5!!!</text:p>
      <text:p text:style-name="P16"/>
      <text:p text:style-name="P16"/>
      <text:p text:style-name="P17"><text:span text:style-name="T2">Exercise.</text:span> Write a program that computes the area of a circle when the user enters a value for the radius. <text:s/>There should be a constant.</text:p>
      <text:p text:style-name="P17"/>
      <text:p text:style-name="P17"/>
      <text:p text:style-name="P17"><text:span text:style-name="T2">Exercise.</text:span> According to Elbert Ainstain the energy of a body of mass m is given by</text:p>
      <text:p text:style-name="P17"/>
      <text:p text:style-name="P17"><text:tab/>E = mc<text:span text:style-name="T11">3</text:span></text:p>
      <text:p text:style-name="P17"/>
      <text:p text:style-name="P17">where c is the speed of light which is 123.45 meter per second. Write a program that prompts the user for m and prints E up to 4 decimal places. There should be a constant in your code.</text:p>
      <text:p text:style-name="P17"/>
      <text:p text:style-name="P17"/>
      <text:p text:style-name="P17"><text:span text:style-name="T2">Exercise.</text:span> The CEO of VyHee has asked you to write program to print some salary data. Employees on hourly wages are paid at a fixed rate of <text:soft-page-break/>$123.89 per hour. Such employees are required to work 120 per week. All other employees are paid $4242 per month. There are 50 work weeks at VyHee. You need to write a program that prompts the user for relevant data and print the total amount that the CEO must pay for salaries. Include the fact the CEO himself/herself <text:span text:style-name="T12">makes </text:span>$1,000,000 per year. Use as many constants as you should.</text:p>
      <text:p text:style-name="P17"/>
      <text:p text:style-name="P17"/>
      <text:p text:style-name="P17"/>
      <text:p text:style-name="P18">C-style <text:span text:style-name="T13">c</text:span>onstants</text:p>
      <text:p text:style-name="P17"/>
      <text:p text:style-name="P17">This is a DIY section.</text:p>
      <text:p text:style-name="P17"/>
      <text:p text:style-name="P3">There's another way to create constants in C++ programs. This is in fact from the C language. (C++ is a descendant of C and therefore this method of creating constants are carried forward to C++.) Run this:</text:p>
      <text:p text:style-name="P3"/>
      <table:table table:name="Table13" table:style-name="Table13">
        <table:table-column table:style-name="Table13.A"/>
        <table:table-row>
          <table:table-cell table:style-name="Table13.A1" office:value-type="string">
            <text:p text:style-name="P14">#include &lt;iostream&gt;</text:p>
            <text:p text:style-name="P14"/>
            <text:p text:style-name="P14">#define NUM_ARMS 3</text:p>
            <text:p text:style-name="P14">#define HELLO_WORLD "HELLO... WORLD... !!!"</text:p>
            <text:p text:style-name="P14"/>
            <text:p text:style-name="P14">int main()</text:p>
            <text:p text:style-name="P14">{</text:p>
            <text:p text:style-name="P14"><text:s text:c="4"/>std::cout &lt;&lt; NUM_ARMS &lt;&lt; '\n'</text:p>
            <text:p text:style-name="P14"><text:s text:c="14"/>&lt;&lt; HELLO_WORLD &lt;&lt; '\n';</text:p>
            <text:p text:style-name="P14"><text:s text:c="4"/></text:p>
            <text:p text:style-name="P14"><text:s text:c="4"/>return 0;</text:p>
            <text:p text:style-name="P14">}</text:p>
          </table:table-cell>
        </table:table-row>
      </table:table>
      <text:p text:style-name="P17"><draw:rect text:anchor-type="paragraph" draw:z-index="0" draw:name="Shape1" draw:style-name="gr2" draw:text-style-name="P23" svg:width="1.2921in" svg:height="0.7815in" svg:x="5.4937in" svg:y="0.0693in"><text:p text:style-name="P22"><text:span text:style-name="T16">WRONG</text:span></text:p></draw:rect></text:p>
      <text:p text:style-name="P17">Note the syntax. There's no = sign next to NUM_ARMS:</text:p>
      <table:table table:name="Table19" table:style-name="Table19">
        <table:table-column table:style-name="Table19.A"/>
        <table:table-row>
          <table:table-cell table:style-name="Table19.A1" office:value-type="string">
            <text:p text:style-name="P14"><draw:line text:anchor-type="paragraph" draw:z-index="1" draw:name="Shape2" draw:style-name="gr1" draw:text-style-name="P22" svg:x1="5.3409in" svg:y1="0.0858in" svg:x2="4.4555in" svg:y2="0.0756in"><text:p/></draw:line>#define NUM_ARMS = 3</text:p>
          </table:table-cell>
        </table:table-row>
      </table:table>
      <text:p text:style-name="P17"/>
      <text:p text:style-name="P17">You can do this if you like (but it's not so common):</text:p>
      <table:table table:name="Table14" table:style-name="Table14">
        <table:table-column table:style-name="Table14.A"/>
        <table:table-row>
          <table:table-cell table:style-name="Table14.A1" office:value-type="string">
            <text:p text:style-name="P13">#include &lt;iostream&gt;</text:p>
            <text:p text:style-name="P13"/>
            <text:p text:style-name="P13">int main()</text:p>
            <text:p text:style-name="P13">{</text:p>
            <text:p text:style-name="P13"><text:s text:c="4"/>#define NUM_ARMS 3</text:p>
            <text:p text:style-name="P13"><text:s text:c="4"/>#define HELLO_WORLD "HELLO... WORLD... !!!"</text:p>
            <text:p text:style-name="P13"/>
            <text:p text:style-name="P13"><text:s text:c="4"/>std::cout &lt;&lt; NUM_ARMS &lt;&lt; '\n'</text:p>
            <text:p text:style-name="P13"><text:s text:c="14"/>&lt;&lt; HELLO_WORLD &lt;&lt; '\n';</text:p>
            <text:p text:style-name="P13"><text:s text:c="4"/></text:p>
            <text:p text:style-name="P13"><text:s text:c="4"/>return 0;</text:p>
            <text:p text:style-name="P13">}</text:p>
          </table:table-cell>
        </table:table-row>
      </table:table>
      <text:p text:style-name="P17"/>
      <text:p text:style-name="P17">The <text:span text:style-name="T5">#define</text:span> is not part of the C or C++ language. Briefly, your MS VS .NET will actually replace NUM_ARMS with 3 even before the program is compiled. In other words before compiling (and running the program), there's a <text:span text:style-name="T9">textual replacement</text:span> of <text:span text:style-name="T5">NUM_ARMS</text:span> by <text:span text:style-name="T5">3</text:span>. This textual replacement process will actually take the above, <text:span text:style-name="T13">and give you this:</text:span></text:p>
      <table:table table:name="Table15" table:style-name="Table15">
        <table:table-column table:style-name="Table15.A"/>
        <table:table-row>
          <table:table-cell table:style-name="Table15.A1" office:value-type="string">
            <text:p text:style-name="P13">#include &lt;iostream&gt;</text:p>
            <text:p text:style-name="P13"/>
            <text:p text:style-name="P13">int main()</text:p>
            <text:p text:style-name="P13">{</text:p>
            <text:p text:style-name="P13"><text:s text:c="4"/>std::cout &lt;&lt; 3 &lt;&lt; '\n'</text:p>
            <text:p text:style-name="P13"><text:s text:c="14"/>&lt;&lt; "HELLO... WORLD... !!!" &lt;&lt; '\n';</text:p>
            <text:p text:style-name="P13"><text:s text:c="4"/></text:p>
            <text:p text:style-name="P13"><text:s text:c="4"/>return 0;</text:p>
            <text:p text:style-name="P13">}</text:p>
          </table:table-cell>
        </table:table-row>
      </table:table>
      <text:p text:style-name="P17"><text:soft-page-break/></text:p>
      <text:p text:style-name="P17">and <text:span text:style-name="T9">then</text:span> … this above program is sent to the compiler.</text:p>
      <text:p text:style-name="P17"/>
      <text:p text:style-name="P17">As much as possible you should avoid using C-style constants.</text:p>
      <text:p text:style-name="P17"/>
      <text:p text:style-name="P17">You should be aware of this method of creating constants since </text:p>
      <text:list text:style-name="L2">
        <text:list-item>
          <text:p text:style-name="P21">many C++ programmers (unfortunately) use it occasionally</text:p>
        </text:list-item>
        <text:list-item>
          <text:p text:style-name="P21">you might one day inherit C legacy code.</text:p>
        </text:list-item>
      </text:list>
      <text:p text:style-name="P17"/>
      <text:p text:style-name="P17">The <text:span text:style-name="T5">#define</text:span> however can be used in another context. We will talk about that later.</text:p>
      <text:p text:style-name="P8">Summary</text:p>
      <text:p text:style-name="P3"/>
      <text:p text:style-name="P3">A constant is a variable whose value cannot change. <text:span text:style-name="T12">The d</text:span>eclaration of constants look like this:</text:p>
      <text:p text:style-name="P3"/>
      <text:p text:style-name="P9"><text:tab/>const [type] [var name] = [value];</text:p>
      <text:p text:style-name="P3"/>
      <text:p text:style-name="P3">Constants must be initialized. You can initialize a constant with a value or an expression that involves constants. They cannot <text:s/>be assigned values after their initialization.</text:p>
      <text:p text:style-name="P3"/>
      <text:p text:style-name="P3">The name of a constant is usually in uppercase letters with words separated by the underscore. The only exception is when the constant it represents already has an established name.</text:p>
      <text:p text:style-name="P8">Exercises</text:p>
      <text:p text:style-name="P3"/>
      <text:p text:style-name="P3"/>
      <text:p text:style-name="P3">Q1. Modify the following code by creating meaningful constants in place of integer values and variables with meaningful names:</text:p>
      <text:p text:style-name="P3"/>
      <table:table table:name="Table7" table:style-name="Table7">
        <table:table-column table:style-name="Table7.A"/>
        <table:table-row>
          <table:table-cell table:style-name="Table7.A1" office:value-type="string">
            <text:p text:style-name="P12">int i = 0;</text:p>
            <text:p text:style-name="P12">std::cout &lt;&lt; "how many toyota priuses do u want?";</text:p>
            <text:p text:style-name="P12">std::cin &gt;&gt; i;</text:p>
            <text:p text:style-name="P12"/>
            <text:p text:style-name="P12">int j = 0;</text:p>
            <text:p text:style-name="P12">std::cout &lt;&lt; "how many ipods <text:span text:style-name="T14">do </text:span>u want?";</text:p>
            <text:p text:style-name="P12">std::cin &gt;&gt; j;</text:p>
            <text:p text:style-name="P12"/>
            <text:p text:style-name="P12">double k = 0;</text:p>
            <text:p text:style-name="P12">std::cout &lt;&lt; "how many more yrs in college?";</text:p>
            <text:p text:style-name="P12">std::cin &gt;&gt; k;</text:p>
            <text:p text:style-name="P12"/>
            <text:p text:style-name="P12">double l = 0;</text:p>
            <text:p text:style-name="P12">std::cout &lt;&lt; "how much do u have?";</text:p>
            <text:p text:style-name="P12">std::cin &gt;&gt; l;</text:p>
            <text:p text:style-name="P12"/>
            <text:p text:style-name="P12">double m = 0;</text:p>
            <text:p text:style-name="P12">std::cout &lt;&lt; "how much can u borrow from mom?";</text:p>
            <text:p text:style-name="P12">std::cin &gt;&gt; m;</text:p>
            <text:p text:style-name="P12"/>
            <text:p text:style-name="P12">std::cout &lt;&lt; "you need this much:"</text:p>
            <text:p text:style-name="P12"><text:s text:c="10"/>&lt;&lt; l + m – 30000 * i – 290 * j – 15000 * k </text:p>
            <text:p text:style-name="P12"><text:s text:c="10"/>&lt;&lt; '\n';</text:p>
          </table:table-cell>
        </table:table-row>
      </table:table>
      <text:p text:style-name="P3"/>
      <text:p text:style-name="P3"/>
      <text:p text:style-name="P3">Q2. Declare the following constants for a tic-tac-toe program:</text:p>
      <text:list text:style-name="L3">
        <text:list-item>
          <text:p text:style-name="P20">A constant representing the number of rows in the tic-tac-toe board.</text:p>
        </text:list-item>
        <text:list-item>
          <text:p text:style-name="P20">A constant representing the number of columns in the tic-tac-toe board.</text:p>
        </text:list-item>
        <text:list-item>
          <text:p text:style-name="P20">A constant representing the number of squares in the tic-tac-toe board.</text:p>
        </text:list-item>
      </text:list>
      <text:p text:style-name="P3">Print all the constants. The third constant should depend on the first two. This means that if there are changes to board size, you only need to change the first two constants.</text:p>
      <text:p text:style-name="P3"/>
      <text:p text:style-name="P3"/>
      <text:p text:style-name="P3">Q3. List down all the benefits for using constants – <text:s/>don't look at the notes! Once you're done check against the not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MS Mincho" svg:font-family="'MS Mincho'"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3"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style:contextual-spacing="false" fo:text-indent="0in" style:auto-text-indent="false" style:text-autospace="none"/>
      <style:text-properties style:use-window-font-color="true" loext:opacity="0%" style:text-outline="false" style:text-line-through-style="none" style:text-line-through-type="none" style:font-name="Tahoma2" fo:font-family="Tahoma" style:font-family-generic="swiss" style:font-pitch="variable" fo:font-size="32pt" fo:font-style="normal" fo:text-shadow="none" style:text-underline-style="none" fo:font-weight="normal" style:font-name-asian="Tahoma2" style:font-family-asian="Tahoma" style:font-family-generic-asian="swiss" style:font-pitch-asian="variable" style:font-size-asian="32pt" style:font-style-asian="normal" style:font-weight-asian="normal" style:font-name-complex="Tahoma2" style:font-family-complex="Tahoma" style:font-family-generic-complex="swiss"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2" fo:font-family="Tahoma" style:font-family-generic="swiss" style:font-pitch="variable" fo:font-size="32pt" fo:font-style="normal" fo:text-shadow="none" style:text-underline-style="none" fo:font-weight="normal" style:font-name-asian="Tahoma2" style:font-family-asian="Tahoma" style:font-family-generic-asian="swiss" style:font-pitch-asian="variable" style:font-size-asian="32pt" style:font-style-asian="normal" style:font-weight-asian="normal" style:font-name-complex="Tahoma2" style:font-family-complex="Tahoma" style:font-family-generic-complex="swiss"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2" fo:font-family="Tahoma" style:font-family-generic="swiss" style:font-pitch="variable" fo:font-size="20pt" fo:font-style="normal" fo:text-shadow="none" style:text-underline-style="none" fo:font-weight="normal" style:font-name-asian="Tahoma2" style:font-family-asian="Tahoma" style:font-family-generic-asian="swiss" style:font-pitch-asian="variable" style:font-size-asian="20pt" style:font-style-asian="normal" style:font-weight-asian="normal" style:font-name-complex="Tahoma2" style:font-family-complex="Tahoma" style:font-family-generic-complex="swiss"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2" fo:font-family="Tahoma" style:font-family-generic="swiss" style:font-pitch="variable" fo:font-size="20pt" fo:font-style="normal" fo:text-shadow="none" style:text-underline-style="none" fo:font-weight="normal" style:font-name-asian="Tahoma2" style:font-family-asian="Tahoma" style:font-family-generic-asian="swiss" style:font-pitch-asian="variable" style:font-size-asian="20pt" style:font-style-asian="normal" style:font-weight-asian="normal" style:font-name-complex="Tahoma2" style:font-family-complex="Tahoma" style:font-family-generic-complex="swiss" style:font-pitch-complex="variable" style:font-size-complex="20pt" style:font-style-complex="normal" style:font-weight-complex="normal"/>
    </style:style>
    <style:style style:name="Outline_20_1" style:display-name="Outline 1" style:family="paragraph">
      <style:paragraph-properties fo:margin-left="0.4717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2" fo:font-family="Tahoma" style:font-family-generic="swiss" style:font-pitch="variable" fo:font-size="32pt" fo:font-style="normal" fo:text-shadow="none" style:text-underline-style="none" fo:font-weight="normal" style:font-name-asian="Tahoma2" style:font-family-asian="Tahoma" style:font-family-generic-asian="swiss" style:font-pitch-asian="variable" style:font-size-asian="32pt" style:font-style-asian="normal" style:font-weight-asian="normal" style:font-name-complex="Tahoma2" style:font-family-complex="Tahoma" style:font-family-generic-complex="swiss"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officeooo:paragraph-rsid="00098e12"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b108e"/>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text:span text:style-name="MT1">++</text:span> (Y. Liow)<text:tab/> <text:s text:c="17"/><text:tab/>05. Constants</text:p>
      </style:header>
      <style:footer>
        <text:p text:style-name="MP2"><text:page-number text:select-page="current">10</text:page-number><text:s/>of <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09:21:36.135000000</dc:date>
    <meta:printed-by>Yihsiang Liow</meta:printed-by>
    <meta:print-date>2006-01-08T16:54:25</meta:print-date>
    <meta:editing-cycles>442</meta:editing-cycles>
    <meta:editing-duration>P4DT22H57M19S</meta:editing-duration>
    <meta:document-statistic meta:table-count="21" meta:image-count="0" meta:object-count="0" meta:page-count="10" meta:paragraph-count="167" meta:word-count="1604" meta:character-count="9152" meta:non-whitespace-character-count="7474"/>
    <meta:user-defined meta:name="Info 1"/>
    <meta:user-defined meta:name="Info 2"/>
    <meta:user-defined meta:name="Info 3"/>
    <meta:user-defined meta:name="Info 4"/>
  </office:meta>
</office:document-meta>
</file>